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2.35pt" style:use-optimal-row-height="false" fo:break-before="auto"/>
    </style:style>
    <style:style style:name="ro11" style:family="table-row">
      <style:table-row-properties style:row-height="20.1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Quars en ve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ndulant, la recta no és a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7" table:style-name="ce10">
            <text:p>7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oscovita 30%</text:p>
          </table:table-cell>
          <table:table-cell table:style-name="ce7"/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Quars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SiO<text:span text:style-name="T1">2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 generalment amb hàbit prismàtic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blanc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apreciable en làmina prim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Zonació</text:p>
          </table:table-cell>
          <table:table-cell office:value-type="string" table:style-name="ce5">
            <text:p>No en presenta, tot i que les etapes de creixement del cristall poden ser marcades per inclusions fluides o sòli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1:22:19Z</dc:date>
    <meta:editing-cycles>12</meta:editing-cycles>
    <meta:editing-duration>PT6392S</meta:editing-duration>
  </office:meta>
</office:document-meta>
</file>